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647cm" fo:padding-top="0.142cm" fo:padding-bottom="0.142cm" fo:padding-left="0.267cm" fo:padding-right="0.267cm"/>
    </style:style>
    <style:style style:name="gr2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565cm" fo:padding-top="0.142cm" fo:padding-bottom="0.142cm" fo:padding-left="0.267cm" fo:padding-right="0.26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solid" draw:stroke-dash="Fine_20_Dashed" svg:stroke-width="0.106cm" svg:stroke-color="#000000" draw:marker-start-width="0.358cm" draw:marker-end-width="0.358cm" draw:fill-color="#ffffff" draw:textarea-horizontal-align="justify" draw:textarea-vertical-align="middle" draw:auto-grow-height="false" fo:min-height="0.789cm" fo:min-width="2.244cm" fo:padding-top="0.177cm" fo:padding-bottom="0.177cm" fo:padding-left="0.302cm" fo:padding-right="0.302cm"/>
    </style:style>
    <style:style style:name="gr5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965cm" fo:padding-top="0.142cm" fo:padding-bottom="0.142cm" fo:padding-left="0.267cm" fo:padding-right="0.267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7cm" fo:min-width="0.9cm"/>
    </style:style>
    <style:style style:name="gr7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9cm" fo:padding-top="0.142cm" fo:padding-bottom="0.142cm" fo:padding-left="0.267cm" fo:padding-right="0.267cm"/>
    </style:style>
    <style:style style:name="gr8" style:family="graphic" style:parent-style-name="standard">
      <style:graphic-properties draw:stroke="solid" draw:stroke-dash="Fine_20_Dashed" svg:stroke-width="0.106cm" svg:stroke-color="#000000" draw:marker-start-width="0.358cm" draw:marker-end-width="0.358cm" draw:fill-color="#ffffff" draw:textarea-horizontal-align="justify" draw:textarea-vertical-align="middle" draw:auto-grow-height="false" fo:min-height="0.789cm" fo:min-width="0.996cm" fo:padding-top="0.177cm" fo:padding-bottom="0.177cm" fo:padding-left="0.302cm" fo:padding-right="0.302cm"/>
    </style:style>
    <style:style style:name="gr9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265cm" fo:padding-top="0.142cm" fo:padding-bottom="0.142cm" fo:padding-left="0.267cm" fo:padding-right="0.267cm"/>
    </style:style>
    <style:style style:name="gr10" style:family="graphic" style:parent-style-name="objectwithoutfill">
      <style:graphic-properties draw:marker-end="" draw:marker-end-width="0.3cm" draw:fill="none" draw:textarea-vertical-align="middle"/>
    </style:style>
    <style:style style:name="gr11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89cm" fo:min-width="2.244cm" fo:padding-top="0.142cm" fo:padding-bottom="0.142cm" fo:padding-left="0.267cm" fo:padding-right="0.267cm"/>
    </style:style>
    <style:style style:name="gr1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3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89cm" fo:min-width="0.996cm" fo:padding-top="0.142cm" fo:padding-bottom="0.142cm" fo:padding-left="0.267cm" fo:padding-right="0.267cm"/>
    </style:style>
    <style:style style:name="gr14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966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.800000190734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353cm" fo:line-height="115%" fo:text-indent="0cm" style:text-autospace="none"/>
      <style:text-properties style:font-name="Calibri" fo:font-size="11pt" fo:language="en" fo:country="US" style:font-name-asian="SimSun" style:font-size-asian="11pt" style:font-name-complex="Calibri" style:font-size-complex="11pt" style:language-complex="ar" style:country-complex="SA"/>
    </style:style>
    <style:style style:name="P5" style:family="paragraph">
      <loext:graphic-properties draw:fill-color="#ffffff"/>
      <style:paragraph-properties fo:margin-left="0cm" fo:margin-right="0cm" fo:margin-top="0cm" fo:margin-bottom="0.353cm" fo:line-height="115%" fo:text-align="center" fo:text-indent="0cm" style:text-autospace="none"/>
      <style:text-properties style:font-name="Calibri" fo:font-size="11pt" fo:language="en" fo:country="US" style:font-name-asian="SimSun" style:font-size-asian="11pt" style:font-name-complex="Calibri" style:font-size-complex="11pt" style:language-complex="ar" style:country-complex="SA"/>
    </style:style>
    <style:style style:name="P6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margin-left="0cm" fo:margin-right="0cm" fo:margin-top="0cm" fo:margin-bottom="0.353cm" fo:line-height="115%" fo:text-align="center" fo:text-indent="0cm" style:text-autospace="none"/>
      <style:text-properties style:font-name="Calibri" fo:font-size="11pt" fo:language="en" fo:country="US" style:font-name-asian="SimSun" style:font-size-asian="11pt" style:font-name-complex="Calibri" style:font-size-complex="11pt" style:language-complex="ar" style:country-complex="SA"/>
    </style:style>
    <style:style style:name="P8" style:family="paragraph">
      <style:paragraph-properties fo:margin-left="0cm" fo:margin-right="0cm" fo:margin-top="0cm" fo:margin-bottom="0cm" fo:line-height="115%" fo:text-align="center" fo:text-indent="0cm" style:text-autospace="none"/>
      <style:text-properties style:font-name="Calibri" fo:font-size="11pt" fo:language="en" fo:country="US" style:font-name-asian="SimSun" style:font-size-asian="11pt" style:font-name-complex="Calibri" style:font-size-complex="11pt" style:language-complex="ar" style:country-complex="SA"/>
    </style:style>
    <style:style style:name="P9" style:family="paragraph">
      <loext:graphic-properties draw:fill-color="#ffffff"/>
      <style:paragraph-properties fo:margin-left="0cm" fo:margin-right="0cm" fo:margin-top="0cm" fo:margin-bottom="0cm" fo:line-height="115%" fo:text-align="center" fo:text-indent="0cm" style:text-autospace="none"/>
      <style:text-properties style:font-name="Calibri" fo:font-size="11pt" fo:language="en" fo:country="US" style:font-name-asian="SimSun" style:font-size-asian="11pt" style:font-name-complex="Calibri" style:font-size-complex="11pt" style:language-complex="ar" style:country-complex="SA"/>
    </style:style>
    <style:style style:name="T1" style:family="text">
      <style:text-properties fo:font-size="1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.181cm" svg:height="1.143cm" svg:x="4.951cm" svg:y="7.206cm">
          <text:p text:style-name="P1"><text:span text:style-name="T1">Member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2.099cm" svg:height="1.143cm" svg:x="5.033cm" svg:y="5.49cm">
          <text:p text:style-name="P1"><text:span text:style-name="T1">Syste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2.181cm" svg:height="1.143cm" svg:x="5cm" svg:y="3.757cm">
          <text:p text:style-name="P1"><text:span text:style-name="T1">Property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2.099cm" svg:height="1.143cm" svg:x="5.006cm" svg:y="2cm">
          <text:p text:style-name="P1"><text:span text:style-name="T1">Cold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3" draw:text-style-name="P3" draw:layer="layout" draw:type="line" svg:x1="6.092cm" svg:y1="3.757cm" svg:x2="6.056cm" svg:y2="3.143cm" draw:start-shape="id1" draw:start-glue-point="4" draw:end-shape="id2" draw:end-glue-point="2" svg:d="M6092 3757l-36-614" svg:viewBox="0 0 37 615">
          <text:p/>
        </draw:connector>
        <draw:connector draw:style-name="gr3" draw:text-style-name="P3" draw:layer="layout" draw:type="line" svg:x1="6.083cm" svg:y1="5.49cm" svg:x2="6.092cm" svg:y2="4.9cm" draw:start-shape="id3" draw:start-glue-point="0" draw:end-shape="id1" draw:end-glue-point="8" svg:d="M6083 5490l9-590" svg:viewBox="0 0 10 591">
          <text:p/>
        </draw:connector>
        <draw:connector draw:style-name="gr3" draw:text-style-name="P3" draw:layer="layout" draw:type="line" svg:x1="6.043cm" svg:y1="7.206cm" svg:x2="6.083cm" svg:y2="6.633cm" draw:start-shape="id4" draw:start-glue-point="4" draw:end-shape="id3" draw:end-glue-point="2" svg:d="M6043 7206l40-573" svg:viewBox="0 0 41 574">
          <text:p/>
        </draw:connector>
        <draw:connector draw:style-name="gr3" draw:text-style-name="P3" draw:layer="layout" draw:type="line" svg:x1="8.506cm" svg:y1="7.758cm" svg:x2="7.133cm" svg:y2="7.778cm" draw:start-shape="id5" draw:end-shape="id4" draw:end-glue-point="6" svg:d="M8506 7758l-1373 20" svg:viewBox="0 0 1374 21">
          <text:p/>
        </draw:connector>
        <draw:custom-shape draw:style-name="gr4" draw:text-style-name="P5" xml:id="id5" draw:id="id5" draw:layer="layout" svg:width="2.848cm" svg:height="1.143cm" svg:x="8.506cm" svg:y="7.187cm">
          <text:p text:style-name="P4"><text:span text:style-name="T2">FlowStorageDevice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2.181cm" svg:height="1.143cm" svg:x="8.87cm" svg:y="5.057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7" draw:id="id7" draw:layer="layout" svg:width="2.499cm" svg:height="1.143cm" svg:x="8.752cm" svg:y="3.257cm">
          <text:p text:style-name="P1"><text:span text:style-name="T1">Name: </text:span></text:p>
          <text:p text:style-name="P4"><text:span text:style-name="T2">Storage Tank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3" draw:text-style-name="P3" draw:layer="layout" draw:type="line" svg:x1="9.962cm" svg:y1="5.057cm" svg:x2="10.002cm" svg:y2="4.4cm" draw:start-shape="id6" draw:start-glue-point="4" draw:end-shape="id7" draw:end-glue-point="2" svg:d="M9962 5057l40-657" svg:viewBox="0 0 41 658">
          <text:p/>
        </draw:connector>
        <draw:connector draw:style-name="gr3" draw:text-style-name="P3" draw:layer="layout" draw:type="line" svg:x1="9.93cm" svg:y1="7.187cm" svg:x2="9.962cm" svg:y2="6.2cm" draw:start-shape="id5" draw:start-glue-point="0" draw:end-shape="id6" draw:end-glue-point="8" svg:d="M9930 7187l32-987" svg:viewBox="0 0 33 988">
          <text:p/>
        </draw:connector>
        <draw:custom-shape draw:style-name="gr6" draw:text-style-name="P6" xml:id="id17" draw:id="id17" draw:layer="layout" svg:width="2.8cm" svg:height="1.9cm" svg:x="12.4cm" svg:y="8.9cm">
          <text:p text:style-name="P1"><text:span text:style-name="T3">IsCollid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xml:id="id8" draw:id="id8" draw:layer="layout" svg:width="2.434cm" svg:height="1.143cm" svg:x="2.3cm" svg:y="5.49cm">
          <text:p text:style-name="P1"><text:span text:style-name="T1">Building Storey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3" draw:text-style-name="P3" draw:layer="layout" svg:x1="4.952cm" svg:y1="7.778cm" svg:x2="3.517cm" svg:y2="6.633cm" draw:start-shape="id4" draw:start-glue-point="10" draw:end-shape="id8" draw:end-glue-point="2" svg:d="M4952 7778h-1435v-1145" svg:viewBox="0 0 1436 1146">
          <text:p/>
        </draw:connector>
        <draw:custom-shape draw:style-name="gr1" draw:text-style-name="P2" xml:id="id9" draw:id="id9" draw:layer="layout" svg:width="2.181cm" svg:height="1.143cm" svg:x="4.052cm" svg:y="11.006cm">
          <text:p text:style-name="P1"><text:span text:style-name="T1">Member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4.053cm" svg:y1="11.578cm" svg:x2="3.517cm" svg:y2="6.633cm" draw:start-shape="id9" draw:start-glue-point="10" draw:end-shape="id8" draw:end-glue-point="2" svg:d="M4053 11578h-536v-4945" svg:viewBox="0 0 537 4946">
          <text:p/>
        </draw:connector>
        <draw:custom-shape draw:style-name="gr8" draw:text-style-name="P5" xml:id="id10" draw:id="id10" draw:layer="layout" svg:width="1.6cm" svg:height="1.143cm" svg:x="7.8cm" svg:y="11.057cm">
          <text:p text:style-name="P7"><text:span text:style-name="T2">Space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xml:id="id11" draw:id="id11" draw:layer="layout" svg:width="2.181cm" svg:height="1.143cm" svg:x="7.518cm" svg:y="9.1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12" draw:id="id12" draw:layer="layout" svg:width="1.799cm" svg:height="1.143cm" svg:x="4.9cm" svg:y="9.1cm">
          <text:p text:style-name="P8"><text:span text:style-name="T1">Name: </text:span></text:p>
          <text:p text:style-name="P8"><text:span text:style-name="T2">Any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3" draw:text-style-name="P3" draw:layer="layout" draw:type="line" svg:x1="8.6cm" svg:y1="11.057cm" svg:x2="8.61cm" svg:y2="10.243cm" draw:start-shape="id10" draw:start-glue-point="0" draw:end-shape="id11" draw:end-glue-point="8" svg:d="M8600 11057l10-814" svg:viewBox="0 0 11 815">
          <text:p/>
        </draw:connector>
        <draw:connector draw:style-name="gr3" draw:text-style-name="P3" draw:layer="layout" draw:type="line" svg:x1="7.8cm" svg:y1="11.628cm" svg:x2="6.234cm" svg:y2="11.578cm" draw:start-shape="id10" draw:start-glue-point="3" draw:end-shape="id9" draw:end-glue-point="6" svg:d="M7800 11628l-1566-50" svg:viewBox="0 0 1567 51">
          <text:p/>
        </draw:connector>
        <draw:connector draw:style-name="gr3" draw:text-style-name="P3" draw:layer="layout" draw:type="line" svg:x1="7.519cm" svg:y1="9.672cm" svg:x2="6.7cm" svg:y2="9.671cm" draw:start-shape="id11" draw:start-glue-point="10" draw:end-shape="id12" draw:end-glue-point="1" svg:d="M7519 9672l-819-1" svg:viewBox="0 0 820 2">
          <text:p/>
        </draw:connector>
        <draw:custom-shape draw:style-name="gr8" draw:text-style-name="P5" xml:id="id13" draw:id="id13" draw:layer="layout" svg:width="1.6cm" svg:height="1.143cm" svg:x="7.5cm" svg:y="15.708cm">
          <text:p text:style-name="P7"><text:span text:style-name="T2">Wall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xml:id="id14" draw:id="id14" draw:layer="layout" svg:width="2.181cm" svg:height="1.143cm" svg:x="7.218cm" svg:y="13.851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8.3cm" svg:y1="15.708cm" svg:x2="8.31cm" svg:y2="14.994cm" draw:start-shape="id13" draw:start-glue-point="0" draw:end-shape="id14" draw:end-glue-point="8" svg:d="M8300 15708l10-714" svg:viewBox="0 0 11 715">
          <text:p/>
        </draw:connector>
        <draw:connector draw:style-name="gr3" draw:text-style-name="P3" draw:layer="layout" draw:type="line" svg:x1="7.219cm" svg:y1="14.423cm" svg:x2="6.4cm" svg:y2="14.422cm" draw:start-shape="id14" draw:start-glue-point="10" draw:end-shape="id15" draw:end-glue-point="1" svg:d="M7219 14423l-819-1" svg:viewBox="0 0 820 2">
          <text:p/>
        </draw:connector>
        <draw:connector draw:style-name="gr10" draw:text-style-name="P3" draw:layer="layout" svg:x1="7.5cm" svg:y1="16.279cm" svg:x2="4.304cm" svg:y2="14.511cm" draw:start-shape="id13" draw:start-glue-point="3" draw:end-shape="id16" draw:end-glue-point="2" svg:d="M7500 16279h-3196v-1768" svg:viewBox="0 0 3197 1769">
          <text:p/>
        </draw:connector>
        <draw:custom-shape draw:style-name="gr9" draw:text-style-name="P9" xml:id="id15" draw:id="id15" draw:layer="layout" svg:width="1.799cm" svg:height="1.143cm" svg:x="4.6cm" svg:y="13.851cm">
          <text:p text:style-name="P8"><text:span text:style-name="T1">Name: </text:span></text:p>
          <text:p text:style-name="P8"><text:span text:style-name="T2">Any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3" draw:text-style-name="P3" draw:layer="layout" svg:x1="11.354cm" svg:y1="7.758cm" svg:x2="13.8cm" svg:y2="8.9cm" draw:start-shape="id5" draw:start-glue-point="1" draw:end-shape="id17" draw:end-glue-point="4" svg:d="M11354 7758h2446v1142" svg:viewBox="0 0 2447 1143">
          <text:p/>
        </draw:connector>
        <draw:connector draw:style-name="gr3" draw:text-style-name="P3" draw:layer="layout" svg:x1="13.8cm" svg:y1="10.8cm" svg:x2="9.4cm" svg:y2="11.628cm" draw:start-shape="id17" draw:start-glue-point="6" draw:end-shape="id10" svg:d="M13800 10800v828h-4400" svg:viewBox="0 0 4401 829">
          <text:p/>
        </draw:connector>
        <draw:custom-shape draw:style-name="gr6" draw:text-style-name="P6" xml:id="id18" draw:id="id18" draw:layer="layout" svg:width="2.8cm" svg:height="1.9cm" svg:x="9.9cm" svg:y="13.7cm">
          <text:p text:style-name="P1"><text:span text:style-name="T3">IsCollid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8.6cm" svg:y1="12.2cm" svg:x2="11.3cm" svg:y2="13.7cm" draw:start-shape="id10" draw:start-glue-point="2" draw:end-shape="id18" draw:end-glue-point="4" svg:d="M8600 12200v776h2700v724" svg:viewBox="0 0 2701 1501">
          <text:p/>
        </draw:connector>
        <draw:custom-shape draw:style-name="gr11" draw:text-style-name="P5" xml:id="id19" draw:id="id19" draw:layer="layout" svg:width="2.848cm" svg:height="1.143cm" svg:x="14.1cm" svg:y="12.1cm">
          <text:p text:style-name="P4"><text:span text:style-name="T2">FlowStorageDevice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12" draw:text-style-name="P3" draw:layer="layout" draw:line-skew="-1.614cm" svg:x1="9.93cm" svg:y1="8.33cm" svg:x2="15.524cm" svg:y2="12.1cm" draw:start-shape="id5" draw:start-glue-point="2" draw:end-shape="id19" svg:d="M9930 8330v288h5594v3482" svg:viewBox="0 0 5595 3771">
          <text:p/>
        </draw:connector>
        <draw:connector draw:style-name="gr3" draw:text-style-name="P3" xml:id="id16" draw:id="id16" draw:layer="layout" svg:x1="4.304cm" svg:y1="14.511cm" svg:x2="5.144cm" svg:y2="12.149cm" draw:end-shape="id9" draw:end-glue-point="8" svg:d="M4304 14511v-922h840v-1440" svg:viewBox="0 0 841 2363">
          <text:p/>
        </draw:connector>
        <draw:connector draw:style-name="gr3" draw:text-style-name="P3" draw:layer="layout" svg:x1="9.1cm" svg:y1="16.279cm" svg:x2="11.3cm" svg:y2="15.6cm" draw:start-shape="id13" draw:start-glue-point="1" draw:end-shape="id18" draw:end-glue-point="6" svg:d="M9100 16279h2200v-679" svg:viewBox="0 0 2201 680">
          <text:p/>
        </draw:connector>
        <draw:custom-shape draw:style-name="gr13" draw:text-style-name="P5" xml:id="id20" draw:id="id20" draw:layer="layout" svg:width="1.6cm" svg:height="1.143cm" svg:x="14cm" svg:y="14.1cm">
          <text:p text:style-name="P7"><text:span text:style-name="T2">Wall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3" draw:text-style-name="P3" draw:layer="layout" draw:type="line" svg:x1="12.7cm" svg:y1="14.65cm" svg:x2="14cm" svg:y2="14.671cm" draw:start-shape="id18" draw:start-glue-point="7" draw:end-shape="id20" svg:d="M12700 14650l1300 21" svg:viewBox="0 0 1301 22">
          <text:p/>
        </draw:connector>
        <draw:connector draw:style-name="gr12" draw:text-style-name="P3" draw:layer="layout" svg:x1="8.3cm" svg:y1="16.851cm" svg:x2="14.8cm" svg:y2="15.243cm" draw:start-shape="id13" draw:start-glue-point="2" draw:end-shape="id20" draw:end-glue-point="2" svg:d="M8300 16851v552h6500v-2160" svg:viewBox="0 0 6501 2161">
          <text:p/>
        </draw:connector>
        <draw:custom-shape draw:style-name="gr6" draw:text-style-name="P6" xml:id="id21" draw:id="id21" draw:layer="layout" svg:width="2.8cm" svg:height="1.9cm" svg:x="17.6cm" svg:y="13.1cm">
          <text:p text:style-name="P1"><text:span text:style-name="T3">Distan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16.948cm" svg:y1="12.671cm" svg:x2="19cm" svg:y2="13.1cm" draw:start-shape="id19" draw:start-glue-point="1" draw:end-shape="id21" draw:end-glue-point="4" svg:d="M16948 12671l2052 429" svg:viewBox="0 0 2053 430">
          <text:p/>
        </draw:connector>
        <draw:connector draw:style-name="gr3" draw:text-style-name="P3" draw:layer="layout" draw:line-skew="0.374cm 0.098cm" svg:x1="15.6cm" svg:y1="14.671cm" svg:x2="19cm" svg:y2="15cm" draw:start-shape="id20" draw:start-glue-point="1" draw:end-shape="id21" draw:end-glue-point="6" svg:d="M15600 14671h1383v929h2017v-600" svg:viewBox="0 0 3401 930">
          <text:p/>
        </draw:connector>
        <draw:custom-shape draw:style-name="gr14" draw:text-style-name="P5" xml:id="id22" draw:id="id22" draw:layer="layout" svg:width="2.5cm" svg:height="1.143cm" svg:x="21.6cm" svg:y="13.457cm">
          <text:p text:style-name="P7"><text:span text:style-name="T2">D &lt;= 600 mm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3" draw:text-style-name="P3" draw:layer="layout" draw:type="line" svg:x1="20.4cm" svg:y1="14.05cm" svg:x2="21.6cm" svg:y2="14.028cm" draw:start-shape="id21" draw:start-glue-point="7" draw:end-shape="id22" draw:end-glue-point="3" svg:d="M20400 14050l1200-22" svg:viewBox="0 0 1201 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50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30T15:07:45.691000000</meta:creation-date>
    <dc:date>2018-11-07T13:33:20.973000000</dc:date>
    <meta:editing-duration>PT4H2M55S</meta:editing-duration>
    <meta:editing-cycles>3</meta:editing-cycles>
    <meta:generator>LibreOffice/6.0.3.2$Windows_X86_64 LibreOffice_project/8f48d515416608e3a835360314dac7e47fd0b821</meta:generator>
    <meta:document-statistic meta:object-count="46"/>
  </office:meta>
</office:document-meta>
</file>